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, sans-serif"/>
    <style:font-face style:name="arial" svg:font-family="arial, x-locale-body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9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Verdana1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erdana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erdana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2223b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#ffff0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Verdana1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9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Verdana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#ffff0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#33660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letter-spacing="normal" fo:font-style="normal" style:text-underline-style="none" fo:font-weight="normal" style:text-blinking="false" fo:background-color="#336600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22223b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22223b" style:font-name="Verdana1" fo:font-size="12pt" fo:letter-spacing="normal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ff3333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ff3333" style:font-name="Verdana1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ff3333" style:text-line-through-style="none" style:font-name="Verdana1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66" style:text-line-through-style="none" style:font-name="Verdana1" fo:font-size="12pt" fo:font-style="italic" style:text-underline-style="solid" style:text-underline-width="auto" style:text-underline-color="font-color" fo:font-weight="normal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66" style:font-name="Verdana1" fo:font-size="12pt" fo:letter-spacing="normal" fo:font-style="italic" style:text-underline-style="solid" style:text-underline-width="auto" style:text-underline-color="font-color" fo:font-weight="normal" fo:background-color="#ffffff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</style:style>
    <style:style style:name="P42" style:family="paragraph" style:parent-style-name="Standard">
      <style:paragraph-properties fo:text-align="start" style:justify-single-word="false"/>
      <style:text-properties fo:color="#000066" style:font-name="Verdana1" fo:font-size="12pt" fo:font-style="italic" style:text-underline-style="solid" style:text-underline-width="auto" style:text-underline-color="font-color" fo:font-weight="normal" fo:background-color="#ffffff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text-align="start" style:justify-single-word="false" fo:background-color="#ffffff">
        <style:background-image/>
      </style:paragraph-properties>
    </style:style>
    <style:style style:name="P44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variant="normal" fo:text-transform="none" fo:color="#ff3333" style:font-name="Verdana1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ff3333" fo:background-color="#ffffff"/>
    </style:style>
    <style:style style:name="T1" style:family="text">
      <style:text-properties fo:font-variant="normal" fo:text-transform="none" fo:color="#000000" style:text-line-through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Verdana" fo:font-size="11.25pt" fo:letter-spacing="normal" fo:font-style="normal"/>
    </style:style>
    <style:style style:name="T5" style:family="text">
      <style:text-properties fo:font-variant="normal" fo:text-transform="none" fo:color="#000000" style:font-name="Verdana" fo:font-size="11.25pt" fo:letter-spacing="normal" fo:font-style="normal" fo:background-color="#ffff99"/>
    </style:style>
    <style:style style:name="T6" style:family="text">
      <style:text-properties fo:font-variant="normal" fo:text-transform="none" fo:color="#000000" style:font-name="Verdana" fo:font-size="11.25pt" fo:letter-spacing="normal" fo:font-style="normal" style:text-underline-style="none"/>
    </style:style>
    <style:style style:name="T7" style:family="text">
      <style:text-properties fo:font-variant="normal" fo:text-transform="none" fo:color="#000000" style:font-name="Verdana" fo:font-size="11.25pt" fo:letter-spacing="normal" fo:font-style="normal" style:text-underline-style="none" fo:background-color="#ffff99"/>
    </style:style>
    <style:style style:name="T8" style:family="text">
      <style:text-properties fo:font-variant="normal" fo:text-transform="none" fo:color="#22223b" fo:letter-spacing="normal" fo:font-style="normal"/>
    </style:style>
    <style:style style:name="T9" style:family="text">
      <style:text-properties fo:font-variant="normal" fo:text-transform="none" fo:color="#212121" style:font-name="arial" fo:font-size="12pt" fo:letter-spacing="normal" fo:font-style="normal" fo:font-weight="normal"/>
    </style:style>
    <style:style style:name="T10" style:family="text">
      <style:text-properties fo:font-variant="normal" fo:text-transform="none" fo:color="#212121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ff3333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ff3333" style:font-name="Verdana1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text-line-through-style="none" fo:font-style="normal" style:text-blinking="false" fo:background-color="transparent"/>
    </style:style>
    <style:style style:name="T15" style:family="text">
      <style:text-properties fo:font-variant="normal" fo:text-transform="none" style:text-line-through-style="none" fo:font-style="normal" style:text-underline-style="none" style:text-blinking="false" fo:background-color="transparent"/>
    </style:style>
    <style:style style:name="T16" style:family="text"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style:font-name="Verdana1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18" style:family="text">
      <style:text-properties style:font-name="Verdana1" fo:font-size="12pt" style:text-underline-style="none" fo:font-weight="normal" fo:background-color="#ffff99" style:font-size-asian="12pt" style:font-weight-asian="normal" style:font-size-complex="12pt" style:font-weight-complex="normal"/>
    </style:style>
    <style:style style:name="T19" style:family="text">
      <style:text-properties fo:background-color="#ffff00"/>
    </style:style>
    <style:style style:name="T20" style:family="text">
      <style:text-properties fo:background-color="#ffd320"/>
    </style:style>
    <style:style style:name="T21" style:family="text">
      <style:text-properties style:text-line-through-style="none" fo:font-style="normal" style:text-blinking="false" fo:background-color="transparent"/>
    </style:style>
    <style:style style:name="T22" style:family="text">
      <style:text-properties fo:background-color="#ffff9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CSS Cheatsheet – Text</text:p>
      <text:p text:style-name="P1"/>
      <text:p text:style-name="P2">Sections:</text:p>
      <text:list xml:id="list6799263961083000681" text:style-name="L1">
        <text:list-item>
          <text:p text:style-name="P17">Intro</text:p>
        </text:list-item>
        <text:list-item>
          <text:p text:style-name="P17">Text</text:p>
        </text:list-item>
        <text:list-item>
          <text:p text:style-name="P17">Font Stack</text:p>
        </text:list-item>
        <text:list-item>
          <text:p text:style-name="P17">Font Styles</text:p>
        </text:list-item>
        <text:list-item>
          <text:p text:style-name="P17">Text Layout</text:p>
        </text:list-item>
        <text:list-item>
          <text:p text:style-name="P17">Font</text:p>
        </text:list-item>
      </text:list>
      <text:p text:style-name="P2"/>
      <text:p text:style-name="P6">[Section 1 = Intro]</text:p>
      <text:p text:style-name="P2"/>
      <text:p text:style-name="P8">The road so far...</text:p>
      <text:p text:style-name="P7"/>
      <text:p text:style-name="P11">My series of cheatsheets have led me through the design process of laying out and positioning elements on the page, and how best to select the elements to apply styling. </text:p>
      <text:p text:style-name="P11"/>
      <text:p text:style-name="P2"><text:span text:style-name="T8">Now that I have my building blocks in place and my background set it is time to look at a very simple but possibly the most important type of content on any project....the text.</text:span> </text:p>
      <text:p text:style-name="P2"/>
      <text:p text:style-name="P11"><text:bookmark text:name="docs-internal-guid-9113d7ea-7fff-18fe-822b-46c7a394b137"/>All text inside an element is all affected as one single entity (only &amp;lt;span&amp;gt;, &amp;lt;strong&lt;&amp;gt; , and similar, or pseudo-elements (::first-letter) can be used to style subsections of text)</text:p>
      <text:p text:style-name="Text_20_body"><text:line-break/></text:p>
      <text:p text:style-name="P6">[Section 2 = Text]</text:p>
      <text:p text:style-name="P2"/>
      <text:p text:style-name="P8">All things text</text:p>
      <text:p text:style-name="P2"/>
      <text:p text:style-name="P2">The majority of text will be written as plain text when coding in HTML but there are a few special characters to keep in mind.</text:p>
      <text:p text:style-name="P2"/>
      <text:p text:style-name="P2"/>
      <text:p text:style-name="P2"><text:bookmark text:name="docs-internal-guid-170d07d3-7fff-2ac4-ac89-1afcaf11d0ab"/><text:span text:style-name="T2">&lt;</text:span><text:span text:style-name="T1"> <text:tab/></text:span><text:span text:style-name="T2">&amp;lt;</text:span></text:p>
      <text:p text:style-name="P10"><text:span text:style-name="T2">&gt;</text:span><text:span text:style-name="T1"> </text:span><text:span text:style-name="T3"><text:tab/>&amp;gt;</text:span></text:p>
      <text:p text:style-name="P2"><text:span text:style-name="T1">“ <text:tab/></text:span><text:span text:style-name="T2">&amp;quot;</text:span></text:p>
      <text:p text:style-name="P2"><text:span text:style-name="T2">'</text:span><text:span text:style-name="T1"> <text:tab/></text:span><text:span text:style-name="T2">&amp;apos;</text:span></text:p>
      <text:p text:style-name="P2"><text:span text:style-name="T2">&amp;</text:span><text:span text:style-name="T1"> <text:tab/></text:span><text:span text:style-name="T2">&amp;amp;</text:span> </text:p>
      <text:p text:style-name="P2"/>
      <text:p text:style-name="P2"/>
      <text:p text:style-name="P6">[Section 3 = Font Stack]</text:p>
      <text:p text:style-name="P6"/>
      <text:p text:style-name="P8">Font Stack</text:p>
      <text:p text:style-name="P8"/>
      <text:p text:style-name="P2"/>
      <text:p text:style-name="P2">At the most basic level fonts can be:</text:p>
      <text:p text:style-name="P2"><text:soft-page-break/></text:p>
      <text:p text:style-name="P2">san-serif</text:p>
      <text:p text:style-name="P2">serif</text:p>
      <text:p text:style-name="P2">monospace</text:p>
      <text:p text:style-name="P2">fantasy</text:p>
      <text:p text:style-name="P2">script/cursive</text:p>
      <text:p text:style-name="P2"/>
      <text:p text:style-name="P2">Web safe fonts (pre-installed in most O.S but some are Windows only or MAC only) used mainly for fallback in font stacks if the imported font or primary font is not supported.</text:p>
      <text:p text:style-name="P2"/>
      <text:p text:style-name="P9">San-serif</text:p>
      <text:p text:style-name="P9"/>
      <text:p text:style-name="P2">Arial</text:p>
      <text:p text:style-name="P2">Arial Black</text:p>
      <text:p text:style-name="P2">Arial Narrow</text:p>
      <text:p text:style-name="P2">Arial Rounded MT Bold</text:p>
      <text:p text:style-name="P2">Avant Garde</text:p>
      <text:p text:style-name="P2">Calibri</text:p>
      <text:p text:style-name="P2">Candara</text:p>
      <text:p text:style-name="P2">Century Gothic</text:p>
      <text:p text:style-name="P2">Franklin Gothic Medium</text:p>
      <text:p text:style-name="P2">Futura</text:p>
      <text:p text:style-name="P2">Geneva</text:p>
      <text:p text:style-name="P2">Gill Sans</text:p>
      <text:p text:style-name="P2">Helvetica</text:p>
      <text:p text:style-name="P2">Impact</text:p>
      <text:p text:style-name="P2">Lucinda Grande</text:p>
      <text:p text:style-name="P2">Optima</text:p>
      <text:p text:style-name="P2">Segoe UI</text:p>
      <text:p text:style-name="P2">Tahoma</text:p>
      <text:p text:style-name="P2">Trebuchet MS</text:p>
      <text:p text:style-name="P2">Verdana</text:p>
      <text:p text:style-name="P2"/>
      <text:p text:style-name="P9">Serif</text:p>
      <text:p text:style-name="P2"/>
      <text:p text:style-name="P2">Big Caslon</text:p>
      <text:p text:style-name="P2">Bodoni MT</text:p>
      <text:p text:style-name="P2">Book Antiqua</text:p>
      <text:p text:style-name="P2">Calisto MT</text:p>
      <text:p text:style-name="P2">Cambria</text:p>
      <text:p text:style-name="P2">Didot</text:p>
      <text:p text:style-name="P2">Garamund</text:p>
      <text:p text:style-name="P2">Georgia</text:p>
      <text:p text:style-name="P2">Goudy Old Style</text:p>
      <text:p text:style-name="P2">Hoefler Text</text:p>
      <text:p text:style-name="P2">Lucida Bright</text:p>
      <text:p text:style-name="P2">Palatino</text:p>
      <text:p text:style-name="P2">Perpetua</text:p>
      <text:p text:style-name="P2"><text:soft-page-break/>Rockwell</text:p>
      <text:p text:style-name="P2">Rockwell Extra Bold</text:p>
      <text:p text:style-name="P2">Baskerville</text:p>
      <text:p text:style-name="P2">Times New Roman</text:p>
      <text:p text:style-name="P2"/>
      <text:p text:style-name="P9">Monospaced</text:p>
      <text:p text:style-name="P2"/>
      <text:p text:style-name="P2">Consolas</text:p>
      <text:p text:style-name="P2">Courier New</text:p>
      <text:p text:style-name="P2">Lucida Console</text:p>
      <text:p text:style-name="P2">Lucida Sans Typewriter</text:p>
      <text:p text:style-name="P2">Monaco</text:p>
      <text:p text:style-name="P2">Anadle Mono</text:p>
      <text:p text:style-name="P2"/>
      <text:p text:style-name="P9">Fantasy</text:p>
      <text:p text:style-name="P2"/>
      <text:p text:style-name="P2">Copperplate</text:p>
      <text:p text:style-name="P2">Papyrus</text:p>
      <text:p text:style-name="P2"/>
      <text:p text:style-name="P9">Script</text:p>
      <text:p text:style-name="P2"/>
      <text:p text:style-name="P2">Brush Script MT</text:p>
      <text:p text:style-name="P2"/>
      <text:p text:style-name="P2">Font Stack example:</text:p>
      <text:p text:style-name="P2"/>
      <text:p text:style-name="P15"><text:bookmark text:name="docs-internal-guid-fdbc050c-7fff-1950-77dd-69c6fcffbdd6"/>p {</text:p>
      <text:p text:style-name="P15">font-family: “Trebuchet MS”, Verdana,sans-serif;</text:p>
      <text:p text:style-name="P15">}</text:p>
      <text:p text:style-name="P6"/>
      <text:p text:style-name="P6"/>
      <text:p text:style-name="P6">[Section 4 = Font Style]</text:p>
      <text:p text:style-name="P6"/>
      <text:p text:style-name="P8">Font Style</text:p>
      <text:p text:style-name="P8"/>
      <text:p text:style-name="P2">Subsection:</text:p>
      <text:list xml:id="list1406856008576624097" text:style-name="L2">
        <text:list-item>
          <text:p text:style-name="P18">Font Size</text:p>
        </text:list-item>
        <text:list-item>
          <text:p text:style-name="P18">Font Style</text:p>
        </text:list-item>
        <text:list-item>
          <text:p text:style-name="P18">Font Weight</text:p>
        </text:list-item>
        <text:list-item>
          <text:p text:style-name="P18">Text transform</text:p>
        </text:list-item>
        <text:list-item>
          <text:p text:style-name="P18">Text decoration</text:p>
        </text:list-item>
        <text:list-item>
          <text:p text:style-name="P18">Text drop shadows</text:p>
        </text:list-item>
      </text:list>
      <text:p text:style-name="P8"/>
      <text:p text:style-name="P9">Font Size</text:p>
      <text:p text:style-name="P9"/>
      <text:p text:style-name="P36">CODEBOX:</text:p>
      <text:p text:style-name="P36"><text:s/>p {</text:p>
      <text:p text:style-name="P36">font-size: 1em;</text:p>
      <text:p text:style-name="P36">}</text:p>
      <text:p text:style-name="P2"/>
      <text:p text:style-name="P2"><text:soft-page-break/>The default font-size for html is 16px which looks like this:</text:p>
      <text:p text:style-name="P2"/>
      <text:p text:style-name="P11">&amp;lt;h1&amp;gt;</text:p>
      <text:p text:style-name="P11">&amp;lt;h2&amp;gt;</text:p>
      <text:p text:style-name="P11">&amp;lt;h3&amp;gt;</text:p>
      <text:p text:style-name="P11">&amp;lt;h4&amp;gt;</text:p>
      <text:p text:style-name="P11">&amp;lt;h5&amp;gt;</text:p>
      <text:p text:style-name="P11">&amp;lt;h6&amp;gt;</text:p>
      <text:p text:style-name="P11">&amp;lt;p&amp;gt;</text:p>
      <text:p text:style-name="P11"/>
      <text:p text:style-name="P11">Font Size is commonly set as px, em, rem, vw, ch or pt (print view)</text:p>
      <text:p text:style-name="P11"/>
      <text:p text:style-name="P11">To make font-size responsive we can use clamp...</text:p>
      <text:p text:style-name="P11"/>
      <text:p text:style-name="P11">font-size: clamp(1rem, 2.5vw, 2rem); </text:p>
      <text:p text:style-name="P11"/>
      <text:p text:style-name="P40"><text:span text:style-name="T21">Seeing is believing [figure container caption]</text:span></text:p>
      <text:p text:style-name="P40"><text:span text:style-name="T21"/></text:p>
      <text:p text:style-name="P31">Lorem Ipsum in a container box</text:p>
      <text:p text:style-name="P33">caption: clamping in progress...</text:p>
      <text:p text:style-name="P9"/>
      <text:p text:style-name="P9">Font Style</text:p>
      <text:p text:style-name="P9"/>
      <text:p text:style-name="P36">CODEBOX:</text:p>
      <text:p text:style-name="P36"><text:s/>p {</text:p>
      <text:p text:style-name="P36">font-style: italic;</text:p>
      <text:p text:style-name="P36">}</text:p>
      <text:p text:style-name="P9"/>
      <text:list xml:id="list8089857753261956443" text:style-name="L3">
        <text:list-item>
          <text:p text:style-name="P19">Normal</text:p>
        </text:list-item>
        <text:list-item>
          <text:p text:style-name="P19">Italic</text:p>
        </text:list-item>
        <text:list-item>
          <text:p text:style-name="P19">Oblique</text:p>
        </text:list-item>
      </text:list>
      <text:p text:style-name="P11"/>
      <text:p text:style-name="P2"/>
      <text:p text:style-name="P9">Font Weight</text:p>
      <text:p text:style-name="P9"/>
      <text:p text:style-name="P36">CODEBOX:</text:p>
      <text:p text:style-name="P36"><text:s/>p {</text:p>
      <text:p text:style-name="P36">font-weight: bold;</text:p>
      <text:p text:style-name="P36">}</text:p>
      <text:p text:style-name="P9"/>
      <text:list xml:id="list7892397405376221934" text:style-name="L4">
        <text:list-item>
          <text:p text:style-name="P20">normal</text:p>
        </text:list-item>
        <text:list-item>
          <text:p text:style-name="P20">bold</text:p>
        </text:list-item>
        <text:list-item>
          <text:p text:style-name="P20">lighter</text:p>
        </text:list-item>
        <text:list-item>
          <text:p text:style-name="P20">bolder</text:p>
        </text:list-item>
        <text:list-item>
          <text:p text:style-name="P20">100-900</text:p>
          <text:list>
            <text:list-item>
              <text:p text:style-name="P20">100</text:p>
            </text:list-item>
            <text:list-item>
              <text:p text:style-name="P20">200</text:p>
            </text:list-item>
            <text:list-item>
              <text:p text:style-name="P20">300</text:p>
            </text:list-item>
            <text:list-item>
              <text:p text:style-name="P20">400</text:p>
            </text:list-item>
            <text:list-item>
              <text:p text:style-name="P20"><text:soft-page-break/>500</text:p>
            </text:list-item>
            <text:list-item>
              <text:p text:style-name="P20">600</text:p>
            </text:list-item>
            <text:list-item>
              <text:p text:style-name="P20">700</text:p>
            </text:list-item>
            <text:list-item>
              <text:p text:style-name="P20">800</text:p>
            </text:list-item>
            <text:list-item>
              <text:p text:style-name="P20">900</text:p>
            </text:list-item>
          </text:list>
        </text:list-item>
      </text:list>
      <text:p text:style-name="P2"/>
      <text:p text:style-name="P9">Text Transform</text:p>
      <text:p text:style-name="P2"/>
      <text:p text:style-name="P36">CODEBOX:</text:p>
      <text:p text:style-name="P36"><text:s/>p {</text:p>
      <text:p text:style-name="P36">text-transform: uppercase;</text:p>
      <text:p text:style-name="P36">}</text:p>
      <text:list xml:id="list4275649575575828254" text:style-name="L5">
        <text:list-item>
          <text:p text:style-name="P21">none</text:p>
        </text:list-item>
        <text:list-item>
          <text:p text:style-name="P21">uppercase</text:p>
        </text:list-item>
        <text:list-item>
          <text:p text:style-name="P21">lowercase</text:p>
        </text:list-item>
        <text:list-item>
          <text:p text:style-name="P21">capitalize</text:p>
        </text:list-item>
        <text:list-item>
          <text:p text:style-name="P21">full-width</text:p>
          <text:p text:style-name="P21"/>
        </text:list-item>
      </text:list>
      <text:p text:style-name="P9">Text Decoration</text:p>
      <text:p text:style-name="P9"/>
      <text:p text:style-name="P36">CODEBOX:</text:p>
      <text:p text:style-name="P36"><text:s/>p {</text:p>
      <text:p text:style-name="P36">text-decoration-line: underline;</text:p>
      <text:p text:style-name="P36">text-decoration-style: double;</text:p>
      <text:p text:style-name="P36">text-underline-offset: 3px;</text:p>
      <text:p text:style-name="P36">text-decoration-color: red;</text:p>
      <text:p text:style-name="P36">}</text:p>
      <text:list xml:id="list6067731130410901628" text:style-name="L6">
        <text:list-item>
          <text:p text:style-name="P22">text-decoration-line</text:p>
          <text:list>
            <text:list-item>
              <text:p text:style-name="P22">none</text:p>
            </text:list-item>
            <text:list-item>
              <text:p text:style-name="P22">underline</text:p>
            </text:list-item>
            <text:list-item>
              <text:p text:style-name="P22">overline</text:p>
            </text:list-item>
            <text:list-item>
              <text:p text:style-name="P22">line-through</text:p>
            </text:list-item>
          </text:list>
        </text:list-item>
        <text:list-item>
          <text:p text:style-name="P22">text-decoration-style</text:p>
          <text:list>
            <text:list-item>
              <text:p text:style-name="P22">solid</text:p>
            </text:list-item>
            <text:list-item>
              <text:p text:style-name="P22">double</text:p>
            </text:list-item>
            <text:list-item>
              <text:p text:style-name="P22">dotted</text:p>
            </text:list-item>
            <text:list-item>
              <text:p text:style-name="P22">dashed</text:p>
            </text:list-item>
            <text:list-item>
              <text:p text:style-name="P22">wavy</text:p>
            </text:list-item>
          </text:list>
        </text:list-item>
        <text:list-item>
          <text:p text:style-name="P22">text-underline-offset</text:p>
          <text:list>
            <text:list-item>
              <text:p text:style-name="P22">auto</text:p>
            </text:list-item>
            <text:list-item>
              <text:p text:style-name="P22">set by pixel (example of pgq not having tails cut)</text:p>
            </text:list-item>
          </text:list>
        </text:list-item>
        <text:list-item>
          <text:p text:style-name="P22">text-decoration-color</text:p>
          <text:p text:style-name="P22"/>
        </text:list-item>
      </text:list>
      <text:p text:style-name="P9">Text Drop Shadows</text:p>
      <text:p text:style-name="P9"/>
      <text:p text:style-name="P36">CODEBOX:</text:p>
      <text:p text:style-name="P36"><text:s/>p {</text:p>
      <text:p text:style-name="P37">text-shadow: 4px 4px 5 px red;</text:p>
      <text:p text:style-name="P36">}</text:p>
      <text:p text:style-name="P8"><text:soft-page-break/></text:p>
      <text:p text:style-name="P11">Text drop shadows use 4 properties:</text:p>
      <text:p text:style-name="P35"/>
      <text:p text:style-name="P11"/>
      <text:p text:style-name="P11">1-The horizontal offset of the shadow from the original text</text:p>
      <text:p text:style-name="P11">2-The vertical offset of the shadow from the original text</text:p>
      <text:p text:style-name="P11">3-The blur radius (default = 0)</text:p>
      <text:p text:style-name="P11">4-Base colour (default = black)</text:p>
      <text:p text:style-name="P11"/>
      <text:p text:style-name="P11">Multiple shadows can be added:</text:p>
      <text:p text:style-name="P10"/>
      <text:p text:style-name="P36">CODEBOX:</text:p>
      <text:p text:style-name="P36"><text:s/>p {</text:p>
      <text:p text:style-name="P45"><text:span text:style-name="T13">text-shadow: -1px -1px 1px #aaa;</text:span></text:p>
      <text:p text:style-name="P44">0px 4px 1 px rgba(0,0,0,5),</text:p>
      <text:p text:style-name="P44">4px 4px 5px rgba(0,0,0,7),</text:p>
      <text:p text:style-name="P44">0px 0px 7px rgba(0,0,0,4);</text:p>
      <text:p text:style-name="P43"><text:span text:style-name="T12">}</text:span><text:line-break/></text:p>
      <text:p text:style-name="P8"/>
      <text:p text:style-name="P6">[Section 5 = Text Layout]</text:p>
      <text:p text:style-name="P35"/>
      <text:p text:style-name="P7">Text Layout</text:p>
      <text:p text:style-name="P7"/>
      <text:p text:style-name="P2">Subsection:</text:p>
      <text:list xml:id="list35687849" text:continue-list="list1406856008576624097" text:style-name="L2">
        <text:list-item>
          <text:p text:style-name="P18">Alignment</text:p>
        </text:list-item>
        <text:list-item>
          <text:p text:style-name="P18">Line Height</text:p>
        </text:list-item>
        <text:list-item>
          <text:p text:style-name="P18">Letter Spacing</text:p>
        </text:list-item>
        <text:list-item>
          <text:p text:style-name="P18">Word Spacing</text:p>
        </text:list-item>
        <text:list-item>
          <text:p text:style-name="P18">Font Variant</text:p>
        </text:list-item>
        <text:list-item>
          <text:p text:style-name="P18">Font Kerning</text:p>
        </text:list-item>
        <text:list-item>
          <text:p text:style-name="P18">Text Indent</text:p>
        </text:list-item>
        <text:list-item>
          <text:p text:style-name="P18">White Space</text:p>
        </text:list-item>
        <text:list-item>
          <text:p text:style-name="P18">Text Overflow</text:p>
        </text:list-item>
        <text:list-item>
          <text:p text:style-name="P18">Word Break</text:p>
        </text:list-item>
        <text:list-item>
          <text:p text:style-name="P18">Word Wrap</text:p>
        </text:list-item>
        <text:list-item>
          <text:p text:style-name="P18">Writing Mode</text:p>
        </text:list-item>
        <text:list-item>
          <text:p text:style-name="P18">Text Orientation</text:p>
          <text:p text:style-name="P18"/>
          <text:p text:style-name="P18"/>
        </text:list-item>
      </text:list>
      <text:p text:style-name="P2"/>
      <text:p text:style-name="P9">Alignment</text:p>
      <text:p text:style-name="P9"/>
      <text:p text:style-name="P36">CODEBOX:</text:p>
      <text:p text:style-name="P36"><text:s/>p {</text:p>
      <text:p text:style-name="P37">text-align: center;</text:p>
      <text:p text:style-name="P36">}</text:p>
      <text:p text:style-name="P9"/>
      <text:p text:style-name="P2">Text can be aligned with <text:span text:style-name="T19">text-align</text:span> using these values:</text:p>
      <text:p text:style-name="P2"><text:soft-page-break/></text:p>
      <text:list xml:id="list2748859780229183691" text:style-name="L7">
        <text:list-item>
          <text:p text:style-name="P23">right</text:p>
        </text:list-item>
        <text:list-item>
          <text:p text:style-name="P23">left</text:p>
        </text:list-item>
        <text:list-item>
          <text:p text:style-name="P23">center</text:p>
        </text:list-item>
        <text:list-item>
          <text:p text:style-name="P23">justify justify justify justify justify justify justify justify justify justify justify justify justify justify justify justify justify justify justify <text:s/>(use with caution)</text:p>
        </text:list-item>
      </text:list>
      <text:p text:style-name="P2"/>
      <text:p text:style-name="P9">Line Height</text:p>
      <text:p text:style-name="P9"/>
      <text:p text:style-name="P36">CODEBOX:</text:p>
      <text:p text:style-name="P36"><text:s/>p {</text:p>
      <text:p text:style-name="P37">line-height: 1.5;</text:p>
      <text:p text:style-name="P36">}</text:p>
      <text:p text:style-name="P36"/>
      <text:p text:style-name="P10"><text:span text:style-name="T16">Line Height as the name suggests sets the height of each line with </text:span><text:span text:style-name="T17">line-height</text:span><text:span text:style-name="T16"> using</text:span><text:span text:style-name="T3"> most size and length values and a unitless value (recommend 1.5-2)</text:span><text:span text:style-name="T16"> </text:span></text:p>
      <text:p text:style-name="P10"><text:span text:style-name="T16"/></text:p>
      <text:p text:style-name="P42"><text:span text:style-name="T15">Seeing is believing [figure container caption]</text:span></text:p>
      <text:p text:style-name="P42"><text:span text:style-name="T15"/></text:p>
      <text:p text:style-name="P31">Lorem Ipsum in a container box</text:p>
      <text:p text:style-name="P31">caption: Default line height...</text:p>
      <text:p text:style-name="P31"/>
      <text:p text:style-name="P31">Lorem Ipsum in a container box</text:p>
      <text:p text:style-name="P31"><text:span text:style-name="T16">caption: Line height set...</text:span></text:p>
      <text:p text:style-name="P2"/>
      <text:p text:style-name="P9">Letter Spacing</text:p>
      <text:p text:style-name="P9"/>
      <text:p text:style-name="P36">CODEBOX:</text:p>
      <text:p text:style-name="P36"><text:s/>p {</text:p>
      <text:p text:style-name="P37">letter-spacing: 4px;</text:p>
      <text:p text:style-name="P36">}</text:p>
      <text:p text:style-name="P36"/>
      <text:p text:style-name="P2">As the name suggests sets the space between letters with <text:span text:style-name="T19">letter-spacing</text:span> using<text:span text:style-name="T2"> most size and length values and is u</text:span>sed more for heading text than in blocks of text.</text:p>
      <text:p text:style-name="P2"/>
      <text:p text:style-name="P42"><text:span text:style-name="T14">Seeing is believing [figure container caption]</text:span></text:p>
      <text:p text:style-name="P42"><text:span text:style-name="T14"/></text:p>
      <text:p text:style-name="P31">Lorem Ipsum in a container box</text:p>
      <text:p text:style-name="P31">caption: Default letter spacing...</text:p>
      <text:p text:style-name="P31"/>
      <text:p text:style-name="P31">Lorem Ipsum in a container box</text:p>
      <text:p text:style-name="P31">caption: Letter spacing set...</text:p>
      <text:p text:style-name="P2"/>
      <text:p text:style-name="P9">Word Spacing</text:p>
      <text:p text:style-name="P9"/>
      <text:p text:style-name="P36">CODEBOX:</text:p>
      <text:p text:style-name="P36">p {</text:p>
      <text:p text:style-name="P37"><text:soft-page-break/>word-spacing: 6px;</text:p>
      <text:p text:style-name="P36">}</text:p>
      <text:p text:style-name="P36"/>
      <text:p text:style-name="P2">Also as the name suggests sets the space between words with <text:span text:style-name="T20">word-</text:span><text:span text:style-name="T19">spacing</text:span> using<text:span text:style-name="T2"> most size and length values. </text:span></text:p>
      <text:p text:style-name="P2"><text:span text:style-name="T2"/></text:p>
      <text:p text:style-name="P42"><text:span text:style-name="T14">Seeing is believing [figure container caption]</text:span></text:p>
      <text:p text:style-name="P12"/>
      <text:p text:style-name="P31">Lorem Ipsum in a container box</text:p>
      <text:p text:style-name="P31">caption: Default word spacing...</text:p>
      <text:p text:style-name="P31"/>
      <text:p text:style-name="P31">Lorem Ipsum in a container box</text:p>
      <text:p text:style-name="P31">caption: Word spacing set...</text:p>
      <text:p text:style-name="P31"/>
      <text:p text:style-name="P14">Font Variant</text:p>
      <text:p text:style-name="P12"/>
      <text:p text:style-name="P36">CODEBOX:</text:p>
      <text:p text:style-name="P36"><text:s/>p {</text:p>
      <text:p text:style-name="P37">font-variant: small-caps;</text:p>
      <text:p text:style-name="P38">}</text:p>
      <text:p text:style-name="P38"/>
      <text:p text:style-name="P12">Switch between [small caps] *style in small caps and normal font.</text:p>
      <text:p text:style-name="P12"/>
      <text:p text:style-name="P13">font-variant: small-caps;</text:p>
      <text:p text:style-name="P13">font-variant: normal;</text:p>
      <text:p text:style-name="P13"/>
      <text:p text:style-name="P13"/>
      <text:p text:style-name="P12"/>
      <text:p text:style-name="P14">Font Kerning</text:p>
      <text:p text:style-name="P14"/>
      <text:p text:style-name="P36">CODEBOX:</text:p>
      <text:p text:style-name="P36"><text:s/>div {</text:p>
      <text:p text:style-name="P37">font-variant: auto;</text:p>
      <text:p text:style-name="P38">}</text:p>
      <text:p text:style-name="P14"/>
      <text:p text:style-name="P12">This sets the use of the kerning information stored in a font.</text:p>
      <text:p text:style-name="P12"/>
      <text:p text:style-name="P13">font-kerning: auto;</text:p>
      <text:p text:style-name="P13">font-kerning: normal;</text:p>
      <text:p text:style-name="P13">font-kerning: none;</text:p>
      <text:p text:style-name="P13"/>
      <text:p text:style-name="P39">Seeing is believing [figure container caption]</text:p>
      <text:p text:style-name="P13"/>
      <text:p text:style-name="P31">Lorem Ipsum in a container box</text:p>
      <text:p text:style-name="P31">caption: Auto kerning...</text:p>
      <text:p text:style-name="P31"/>
      <text:p text:style-name="P31">Lorem Ipsum in a container box</text:p>
      <text:p text:style-name="P31">caption: normal kerning...</text:p>
      <text:p text:style-name="P31"/>
      <text:p text:style-name="P31"><text:soft-page-break/>Lorem Ipsum in a container box</text:p>
      <text:p text:style-name="P31">caption:no kerning...</text:p>
      <text:p text:style-name="P12"/>
      <text:p text:style-name="P9">Text Indent</text:p>
      <text:p text:style-name="P2"/>
      <text:p text:style-name="P36">CODEBOX:</text:p>
      <text:p text:style-name="P36"><text:s/>div {</text:p>
      <text:p text:style-name="P37">text-indent: 4em;</text:p>
      <text:p text:style-name="P38">}</text:p>
      <text:p text:style-name="P2"/>
      <text:p text:style-name="P12">Sets how much horizontal space should be left before the beginning of the first line with <text:span text:style-name="T19">text-indent</text:span> using most size and length values. </text:p>
      <text:p text:style-name="P31"/>
      <text:p text:style-name="P2"/>
      <text:p text:style-name="P9">White Space</text:p>
      <text:p text:style-name="P9"/>
      <text:p text:style-name="P2">As it sounds this is used to set how white space is handled</text:p>
      <text:p text:style-name="P9"/>
      <text:p text:style-name="P3">white-space: normal;</text:p>
      <text:p text:style-name="P3">white-space: nowrap;</text:p>
      <text:p text:style-name="P3">white-space: pre;</text:p>
      <text:p text:style-name="P3">white-space: pre-wrap;</text:p>
      <text:p text:style-name="P3">white-space: pre-line;</text:p>
      <text:p text:style-name="P3">white-space: break-spaces;</text:p>
      <text:p text:style-name="P3"/>
      <text:p text:style-name="P42">Seeing is believing [figure container caption]</text:p>
      <text:p text:style-name="P3"/>
      <text:p text:style-name="P31">Lorem Ipsum in a container box</text:p>
      <text:p text:style-name="P31">caption: Normal whitespace...</text:p>
      <text:p text:style-name="P31"/>
      <text:p text:style-name="P31"/>
      <text:p text:style-name="P31">Lorem Ipsum in a container box</text:p>
      <text:p text:style-name="P31">caption: Nowrap whitespace...</text:p>
      <text:p text:style-name="P31"/>
      <text:p text:style-name="P31">Lorem Ipsum in a container box</text:p>
      <text:p text:style-name="P31">caption: Pre whitespace...</text:p>
      <text:p text:style-name="P31"/>
      <text:p text:style-name="P31">Lorem Ipsum in a container box</text:p>
      <text:p text:style-name="P31">caption: Pre-wrap whitespace...</text:p>
      <text:p text:style-name="P31"/>
      <text:p text:style-name="P31">Lorem Ipsum in a container box</text:p>
      <text:p text:style-name="P31">caption: Pre-line whitespace...</text:p>
      <text:p text:style-name="P31"/>
      <text:p text:style-name="P31">Lorem Ipsum in a container box</text:p>
      <text:p text:style-name="P31">caption: Break spaces...</text:p>
      <text:p text:style-name="P12"/>
      <text:p text:style-name="P9"/>
      <text:p text:style-name="P9">Text Overflow</text:p>
      <text:p text:style-name="P9"/>
      <text:p text:style-name="P36"><text:soft-page-break/>CODEBOX:</text:p>
      <text:p text:style-name="P10"><text:span text:style-name="T11"><text:s/>div {</text:span></text:p>
      <text:p text:style-name="P37"><text:s text:c="2"/>white-space: nowrap;</text:p>
      <text:p text:style-name="P37"><text:s text:c="2"/>overflow: hidden;</text:p>
      <text:p text:style-name="P37"><text:s text:c="2"/>text-overflow: "----";</text:p>
      <text:p text:style-name="P38">}</text:p>
      <text:p text:style-name="P38"/>
      <text:p text:style-name="P2">This sets how hidden overflow content is signaled to users. The container also needs to have <text:span text:style-name="T19">overflow</text:span> and <text:span text:style-name="T19">white-space</text:span> set before text-overflow will take affect.</text:p>
      <text:p text:style-name="P3"/>
      <text:p text:style-name="P4">Values can be set as:</text:p>
      <text:list xml:id="list2995364505804989428" text:style-name="L8">
        <text:list-item>
          <text:p text:style-name="P24">clip</text:p>
        </text:list-item>
        <text:list-item>
          <text:p text:style-name="P24">ellipsis</text:p>
        </text:list-item>
        <text:list-item>
          <text:p text:style-name="P24">custom string</text:p>
          <text:p text:style-name="P24"/>
        </text:list-item>
      </text:list>
      <text:p text:style-name="P42">Seeing is believing [figure container caption]</text:p>
      <text:p text:style-name="P31">Lorem Ipsum in a container box</text:p>
      <text:p text:style-name="P31">caption: Clip...</text:p>
      <text:p text:style-name="P31"/>
      <text:p text:style-name="P31"/>
      <text:p text:style-name="P31">Lorem Ipsum in a container box</text:p>
      <text:p text:style-name="P31">caption: Ellipsis...</text:p>
      <text:p text:style-name="P31"/>
      <text:p text:style-name="P31">Lorem Ipsum in a container box</text:p>
      <text:p text:style-name="P31">caption: Custom...</text:p>
      <text:p text:style-name="P31"/>
      <text:p text:style-name="P31"/>
      <text:p text:style-name="P9"/>
      <text:p text:style-name="P9">Word Break</text:p>
      <text:p text:style-name="P9"/>
      <text:p text:style-name="P36">CODEBOX:</text:p>
      <text:p text:style-name="P10"><text:span text:style-name="T11"><text:s/>div {</text:span></text:p>
      <text:p text:style-name="P37"><text:s text:c="2"/>word-break: break-all;</text:p>
      <text:p text:style-name="P38">}</text:p>
      <text:p text:style-name="P9"/>
      <text:p text:style-name="P2"><text:span text:style-name="T4">Using </text:span><text:span text:style-name="T5">word-break</text:span><text:span text:style-name="T4"> specifies how words should break when reaching the end of a line.</text:span> </text:p>
      <text:p text:style-name="P9"/>
      <text:p text:style-name="P4">Values can be set as:</text:p>
      <text:list xml:id="list35684572" text:continue-numbering="true" text:style-name="L8">
        <text:list-item>
          <text:p text:style-name="P24">normal</text:p>
        </text:list-item>
        <text:list-item>
          <text:p text:style-name="P24">keep all</text:p>
        </text:list-item>
        <text:list-item>
          <text:p text:style-name="P24">break all</text:p>
          <text:p text:style-name="P24"/>
        </text:list-item>
      </text:list>
      <text:p text:style-name="P42">Seeing is believing [figure container caption]</text:p>
      <text:p text:style-name="P31">Lorem Ipsum in a container box</text:p>
      <text:p text:style-name="P31">caption: Normal</text:p>
      <text:p text:style-name="P31"/>
      <text:p text:style-name="P31"/>
      <text:p text:style-name="P31">Lorem Ipsum in a container box</text:p>
      <text:p text:style-name="P31"><text:soft-page-break/>caption: Keep my word </text:p>
      <text:p text:style-name="P31"/>
      <text:p text:style-name="P31">Lorem Ipsum in a container box</text:p>
      <text:p text:style-name="P31">caption: Break my word </text:p>
      <text:p text:style-name="P12"/>
      <text:p text:style-name="P9">Word Wrap</text:p>
      <text:p text:style-name="P9"/>
      <text:p text:style-name="P36">CODEBOX:</text:p>
      <text:p text:style-name="P10"><text:span text:style-name="T11"><text:s/>div {</text:span></text:p>
      <text:p text:style-name="P37"><text:s text:c="2"/>word-wrap: break-word;</text:p>
      <text:p text:style-name="P38">}</text:p>
      <text:p text:style-name="P9"/>
      <text:p text:style-name="P9"><text:span text:style-name="T6">Using </text:span><text:span text:style-name="T7">word-wrap can a</text:span><text:span text:style-name="T6">llow long words to be able to break and wrap onto the next line.</text:span></text:p>
      <text:p text:style-name="P2"><text:s/></text:p>
      <text:p text:style-name="P5">word-wrap: normal;</text:p>
      <text:p text:style-name="P5">word-wrap: break-word;</text:p>
      <text:p text:style-name="P5"/>
      <text:p text:style-name="P42">Seeing is believing [figure container caption]</text:p>
      <text:p text:style-name="P31">Lorem Ipsum in a container box</text:p>
      <text:p text:style-name="P31">caption: Normal</text:p>
      <text:p text:style-name="P31"/>
      <text:p text:style-name="P31"/>
      <text:p text:style-name="P31">Lorem Ipsum in a container box</text:p>
      <text:p text:style-name="P31">caption: break my word(wrap)</text:p>
      <text:p text:style-name="P12"/>
      <text:p text:style-name="P9">Writing Mode</text:p>
      <text:p text:style-name="P36"/>
      <text:p text:style-name="P36">CODEBOX:</text:p>
      <text:p text:style-name="P10"><text:span text:style-name="T11"><text:s/>div {</text:span></text:p>
      <text:p text:style-name="P37"><text:s text:c="2"/>writing-mode: vertical-rl;</text:p>
      <text:p text:style-name="P38">}</text:p>
      <text:p text:style-name="P9"/>
      <text:p text:style-name="P2">This sets whether lines of text are laid out horizontally or vertically, as well as the direction in which blocks progress.</text:p>
      <text:p text:style-name="P5"/>
      <text:p text:style-name="P5">writing-mode: horizontal-tb;</text:p>
      <text:p text:style-name="P5">writing-mode: vertical-rl;</text:p>
      <text:p text:style-name="P5">writing-mode: vertical-lr;</text:p>
      <text:p text:style-name="P5"/>
      <text:p text:style-name="P42">Seeing is believing [figure container caption]</text:p>
      <text:p text:style-name="P31">Lorem Ipsum in a container box</text:p>
      <text:p text:style-name="P31">caption: Horizontal ...</text:p>
      <text:p text:style-name="P31"/>
      <text:p text:style-name="P31"/>
      <text:p text:style-name="P31">Lorem Ipsum in a container box</text:p>
      <text:p text:style-name="P31">caption: Vertical right to left...</text:p>
      <text:p text:style-name="P31"/>
      <text:p text:style-name="P31">Lorem Ipsum in a container box</text:p>
      <text:p text:style-name="P31">caption: Vertical left to right...</text:p>
      <text:p text:style-name="P31"><text:soft-page-break/></text:p>
      <text:p text:style-name="P9">Text Orientation</text:p>
      <text:p text:style-name="P9"/>
      <text:p text:style-name="P36">CODEBOX:</text:p>
      <text:p text:style-name="P10"><text:span text:style-name="T11"><text:s/>div {</text:span></text:p>
      <text:p text:style-name="P37">writing-mode: vertical-rl;</text:p>
      <text:p text:style-name="P37">text-orientation: sideways-right;</text:p>
      <text:p text:style-name="P38">}</text:p>
      <text:p text:style-name="P9"/>
      <text:p text:style-name="P10"><text:span text:style-name="T16">This only </text:span><text:span text:style-name="T9">affects te</text:span><text:span text:style-name="T10">xt in vertical mode and </text:span><text:span text:style-name="T18">text-orientation</text:span><text:span text:style-name="T16"> can change the orientation (for example if a verticle table header was needed)</text:span></text:p>
      <text:p text:style-name="P9"/>
      <text:p text:style-name="P5">text-orientation: mixed;</text:p>
      <text:p text:style-name="P5">text-orientation: upright;</text:p>
      <text:p text:style-name="P5">text-orientation: sideways-right;</text:p>
      <text:p text:style-name="P5">text-orientation: sideways;</text:p>
      <text:p text:style-name="P9"/>
      <text:p text:style-name="P2"/>
      <text:p text:style-name="P42">Seeing is believing [figure container caption]</text:p>
      <text:p text:style-name="P31">Lorem Ipsum in a container box</text:p>
      <text:p text:style-name="P31">caption: Mixed ...</text:p>
      <text:p text:style-name="P31"/>
      <text:p text:style-name="P31"/>
      <text:p text:style-name="P31">Lorem Ipsum in a container box</text:p>
      <text:p text:style-name="P31">caption: Upright...</text:p>
      <text:p text:style-name="P31"/>
      <text:p text:style-name="P31">Lorem Ipsum in a container box</text:p>
      <text:p text:style-name="P31">caption: Sideways-right...</text:p>
      <text:p text:style-name="P31"/>
      <text:p text:style-name="P31">Lorem Ipsum in a container box</text:p>
      <text:p text:style-name="P31">caption: Sideways..</text:p>
      <text:p text:style-name="P12"/>
      <text:p text:style-name="P6">[Section 6 = Font]</text:p>
      <text:p text:style-name="P6"/>
      <text:p text:style-name="P6"/>
      <text:p text:style-name="P7">Font</text:p>
      <text:p text:style-name="P7"/>
      <text:p text:style-name="P2">Multiple properties can also be set through the shorthand property font.</text:p>
      <text:p text:style-name="P2"/>
      <text:p text:style-name="P2">In this order:</text:p>
      <text:p text:style-name="P2"/>
      <text:p text:style-name="P5">font:font-style, font-variant, font-weight, font-stretch, font-size/line-height, font-family;</text:p>
      <text:p text:style-name="P5"/>
      <text:p text:style-name="P5">font:italic normal bold normal 3em/1.5 Helvetica, Arial, sans-serif;</text:p>
      <text:p text:style-name="P5"/>
      <text:p text:style-name="P4">Note: Only font-size and font-family are required when using font shorthand. </text:p>
      <text:p text:style-name="P4"/>
      <text:p text:style-name="P4"><draw:frame draw:style-name="fr1" draw:name="Object1" text:anchor-type="paragraph" svg:x="3.397cm" svg:y="20.032cm" svg:width="9.308cm" svg:height="29.7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4"><text:soft-page-break/></text:p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" svg:font-family="Verdana, sans-serif"/>
    <style:font-face style:name="arial" svg:font-family="arial, x-locale-body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3-02T15:18:17.62</meta:creation-date>
    <dc:date>2021-03-08T15:45:06.35</dc:date>
    <dc:creator>Mary Ronan</dc:creator>
    <meta:editing-duration>PT3H23M30S</meta:editing-duration>
    <meta:editing-cycles>67</meta:editing-cycles>
    <meta:generator>OpenOffice/4.1.5$Win32 OpenOffice.org_project/415m1$Build-9789</meta:generator>
    <meta:document-statistic meta:table-count="0" meta:image-count="0" meta:object-count="1" meta:page-count="15" meta:paragraph-count="395" meta:word-count="1465" meta:character-count="88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5cm"/>
    </style:style>
    <style:style style:name="co3" style:family="table-column">
      <style:table-column-properties fo:break-before="auto" style:column-width="3.6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-bottom="none" fo:background-color="#99cc66" fo:border-left="0.035cm solid #000000" fo:border-right="none" fo:border-top="0.035cm solid #000000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order-bottom="none" fo:background-color="#99cc66" fo:border-left="none" fo:border-right="0.035cm solid #000000" fo:border-top="0.035cm solid #000000"/>
    </style:style>
    <style:style style:name="ce16" style:family="table-cell" style:parent-style-name="Default">
      <style:table-cell-properties fo:border-bottom="none" fo:background-color="#99cc66" fo:border-left="0.035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-bottom="none" fo:background-color="#99cc66" fo:border-left="none" fo:border-right="0.035cm solid #000000" fo:border-top="none"/>
    </style:style>
    <style:style style:name="ce17" style:family="table-cell" style:parent-style-name="Default">
      <style:table-cell-properties fo:border-bottom="0.035cm solid #000000" fo:background-color="#99cc66" fo:border-left="0.035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order-bottom="0.035cm solid #000000" fo:background-color="#99cc66" fo:border-left="none" fo:border-right="0.035cm solid #000000" fo:border-top="none"/>
    </style:style>
    <style:style style:name="ce19" style:family="table-cell" style:parent-style-name="Default">
      <style:table-cell-properties fo:border-bottom="none" fo:background-color="#ccff99" fo:border-left="0.035cm solid #000000" fo:border-right="none" fo:border-top="0.035cm solid #000000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order-bottom="none" fo:background-color="#ccff99" fo:border-left="none" fo:border-right="0.035cm solid #000000" fo:border-top="0.035cm solid #000000"/>
    </style:style>
    <style:style style:name="ce20" style:family="table-cell" style:parent-style-name="Default">
      <style:table-cell-properties fo:border-bottom="none" fo:background-color="#ccff99" fo:border-left="0.035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fo:border-bottom="none" fo:background-color="#ccff99" fo:border-left="none" fo:border-right="0.035cm solid #000000" fo:border-top="none"/>
    </style:style>
    <style:style style:name="ce21" style:family="table-cell" style:parent-style-name="Default">
      <style:table-cell-properties fo:border-bottom="0.035cm solid #000000" fo:background-color="#ccff99" fo:border-left="0.035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order-bottom="0.035cm solid #000000" fo:background-color="#ccff99" fo:border-left="none" fo:border-right="0.035cm solid #000000" fo:border-top="none"/>
    </style:style>
    <style:style style:name="ce1" style:family="table-cell" style:parent-style-name="Default">
      <style:table-cell-properties fo:background-color="#193300" fo:border="0.035cm solid #000000"/>
    </style:style>
    <style:style style:name="ce10" style:family="table-cell" style:parent-style-name="Default">
      <style:table-cell-properties fo:background-color="#ffd320" fo:border="0.035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35cm solid #000000" fo:background-color="#193300" fo:border-left="none" fo:border-right="none" fo:border-top="0.035cm solid #000000"/>
    </style:style>
    <style:style style:name="ce12" style:family="table-cell" style:parent-style-name="Default">
      <style:table-cell-properties fo:border-bottom="0.035cm solid #000000" fo:background-color="#336600" fo:border-left="none" fo:border-right="none" fo:border-top="0.035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35cm solid #000000" fo:background-color="#669933" fo:border-left="none" fo:border-right="none" fo:border-top="0.035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35cm solid #000000" fo:background-color="#99cc66" fo:border-left="0.035cm solid #000000" fo:border-right="none" fo:border-top="0.035cm solid #000000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0.035cm solid #000000" fo:background-color="#ccff99" fo:border-left="0.035cm solid #000000" fo:border-right="none" fo:border-top="0.035cm solid #000000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336600" fo:border="0.035cm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ff99" fo:border="none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order-bottom="0.035cm solid #000000" fo:background-color="#ccff99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order-bottom="0.035cm solid #000000" fo:background-color="#ffd320" fo:border-left="none" fo:border-right="none" fo:border-top="0.035cm solid #000000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order-bottom="0.035cm solid #000000" fo:background-color="#193300" fo:border-left="none" fo:border-right="0.035cm solid #000000" fo:border-top="0.035cm solid #000000"/>
    </style:style>
    <style:style style:name="ce26" style:family="table-cell" style:parent-style-name="Default">
      <style:table-cell-properties fo:border-bottom="0.035cm solid #000000" fo:background-color="#336600" fo:border-left="none" fo:border-right="0.035cm solid #000000" fo:border-top="0.035cm solid #000000"/>
    </style:style>
    <style:style style:name="ce27" style:family="table-cell" style:parent-style-name="Default">
      <style:table-cell-properties fo:border-bottom="0.035cm solid #000000" fo:background-color="#669933" fo:border-left="none" fo:border-right="0.035cm solid #000000" fo:border-top="0.035cm solid #000000"/>
    </style:style>
    <style:style style:name="ce28" style:family="table-cell" style:parent-style-name="Default">
      <style:table-cell-properties fo:border-bottom="0.035cm solid #000000" fo:background-color="#99cc66" fo:border-left="none" fo:border-right="0.035cm solid #000000" fo:border-top="0.035cm solid #000000"/>
    </style:style>
    <style:style style:name="ce3" style:family="table-cell" style:parent-style-name="Default">
      <style:table-cell-properties fo:background-color="#669933" fo:border="0.035cm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35cm solid #000000" fo:background-color="#ccff99" fo:border-left="none" fo:border-right="0.035cm solid #000000" fo:border-top="0.035cm solid #000000"/>
    </style:style>
    <style:style style:name="ce36" style:family="table-cell" style:parent-style-name="Default">
      <style:table-cell-properties fo:border-bottom="0.035cm solid #000000" fo:background-color="#ffd320" fo:border-left="none" fo:border-right="0.035cm solid #000000" fo:border-top="0.035cm solid #000000"/>
    </style:style>
    <style:style style:name="ce4" style:family="table-cell" style:parent-style-name="Default">
      <style:table-cell-properties fo:border-bottom="none" fo:background-color="#99cc66" fo:border-left="0.035cm solid #000000" fo:border-right="0.035cm solid #000000" fo:border-top="0.035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cc66" fo:border-left="0.035cm solid #000000" fo:border-right="0.035cm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35cm solid #000000" fo:background-color="#99cc66" fo:border-left="0.035cm solid #000000" fo:border-right="0.035cm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ccff99" fo:border-left="0.035cm solid #000000" fo:border-right="0.035cm solid #000000" fo:border-top="0.035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ccff99" fo:border-left="0.035cm solid #000000" fo:border-right="0.035cm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5cm solid #000000" fo:background-color="#ccff99" fo:border-left="0.035cm solid #000000" fo:border-right="0.035cm solid #000000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default-cell-style-name="ce20"/>
        <table:table-column table:style-name="co3" table:default-cell-style-name="ce34"/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ce1" office:value-type="string">
            <text:p>Intro</text:p>
          </table:table-cell>
          <table:table-cell table:style-name="ce11"/>
          <table:table-cell table:style-name="ce25"/>
        </table:table-row>
        <table:table-row table:style-name="ro1">
          <table:table-cell table:style-name="ce2" office:value-type="string">
            <text:p>Text</text:p>
          </table:table-cell>
          <table:table-cell table:style-name="ce12"/>
          <table:table-cell table:style-name="ce26"/>
        </table:table-row>
        <table:table-row table:style-name="ro1">
          <table:table-cell table:style-name="ce3" office:value-type="string">
            <text:p>Font Stack</text:p>
          </table:table-cell>
          <table:table-cell table:style-name="ce13"/>
          <table:table-cell table:style-name="ce27"/>
        </table:table-row>
        <table:table-row table:style-name="ro1">
          <table:table-cell table:style-name="ce4" office:value-type="string">
            <text:p>Font Styles</text:p>
          </table:table-cell>
          <table:table-cell table:style-name="ce14" office:value-type="string">
            <text:p>Font Size</text:p>
          </table:table-cell>
          <table:table-cell table:style-name="ce28"/>
        </table:table-row>
        <table:table-row table:style-name="ro1">
          <table:table-cell table:style-name="ce5"/>
          <table:table-cell table:style-name="ce15" office:value-type="string">
            <text:p>Font Style</text:p>
          </table:table-cell>
          <table:table-cell table:style-name="ce29"/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Normal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Italic</text:p>
          </table:table-cell>
        </table:table-row>
        <table:table-row table:style-name="ro1">
          <table:table-cell table:style-name="ce5"/>
          <table:table-cell table:style-name="ce17"/>
          <table:table-cell table:style-name="ce31" office:value-type="string">
            <text:p>Oblique</text:p>
          </table:table-cell>
        </table:table-row>
        <table:table-row table:style-name="ro1">
          <table:table-cell table:style-name="ce5"/>
          <table:table-cell table:style-name="ce15" office:value-type="string">
            <text:p>Font Weight</text:p>
          </table:table-cell>
          <table:table-cell table:style-name="ce29"/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Normal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Bold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Lighter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Bolder</text:p>
          </table:table-cell>
        </table:table-row>
        <table:table-row table:style-name="ro1">
          <table:table-cell table:style-name="ce5"/>
          <table:table-cell table:style-name="ce17"/>
          <table:table-cell table:style-name="ce31" office:value-type="string">
            <text:p>100-900</text:p>
          </table:table-cell>
        </table:table-row>
        <table:table-row table:style-name="ro1">
          <table:table-cell table:style-name="ce5"/>
          <table:table-cell table:style-name="ce15" office:value-type="string">
            <text:p>Text Transform</text:p>
          </table:table-cell>
          <table:table-cell table:style-name="ce29"/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None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Uppercase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Lowercase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Capitalise</text:p>
          </table:table-cell>
        </table:table-row>
        <table:table-row table:style-name="ro1">
          <table:table-cell table:style-name="ce5"/>
          <table:table-cell table:style-name="ce17"/>
          <table:table-cell table:style-name="ce31" office:value-type="string">
            <text:p>Full-width</text:p>
          </table:table-cell>
        </table:table-row>
        <table:table-row table:style-name="ro1">
          <table:table-cell table:style-name="ce5"/>
          <table:table-cell table:style-name="ce15" office:value-type="string">
            <text:p>Text Decoration</text:p>
          </table:table-cell>
          <table:table-cell table:style-name="ce29"/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Text-decoration-line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Text-decoration-style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Text-underline-offset</text:p>
          </table:table-cell>
        </table:table-row>
        <table:table-row table:style-name="ro1">
          <table:table-cell table:style-name="ce5"/>
          <table:table-cell table:style-name="ce17"/>
          <table:table-cell table:style-name="ce31" office:value-type="string">
            <text:p>Text-decoration-color</text:p>
          </table:table-cell>
        </table:table-row>
        <table:table-row table:style-name="ro1">
          <table:table-cell table:style-name="ce6"/>
          <table:table-cell table:style-name="ce14" office:value-type="string">
            <text:p>Text Drop Shadows</text:p>
          </table:table-cell>
          <table:table-cell table:style-name="ce28"/>
        </table:table-row>
        <table:table-row table:style-name="ro1">
          <table:table-cell table:style-name="ce7" office:value-type="string">
            <text:p>Text Layout</text:p>
          </table:table-cell>
          <table:table-cell table:style-name="ce18" office:value-type="string">
            <text:p>Alignment</text:p>
          </table:table-cell>
          <table:table-cell table:style-name="ce32"/>
        </table:table-row>
        <table:table-row table:style-name="ro1">
          <table:table-cell/>
          <table:table-cell table:style-name="ce18" office:value-type="string">
            <text:p>Line Height</text:p>
          </table:table-cell>
          <table:table-cell table:style-name="ce32"/>
        </table:table-row>
        <table:table-row table:style-name="ro1">
          <table:table-cell/>
          <table:table-cell table:style-name="ce18" office:value-type="string">
            <text:p>Letter Spacing</text:p>
          </table:table-cell>
          <table:table-cell table:style-name="ce32"/>
        </table:table-row>
        <table:table-row table:style-name="ro1">
          <table:table-cell/>
          <table:table-cell table:style-name="ce18" office:value-type="string">
            <text:p>Word Spacing</text:p>
          </table:table-cell>
          <table:table-cell table:style-name="ce32"/>
        </table:table-row>
        <table:table-row table:style-name="ro1">
          <table:table-cell/>
          <table:table-cell table:style-name="ce19" office:value-type="string">
            <text:p>Font Variant</text:p>
          </table:table-cell>
          <table:table-cell table:style-name="ce33"/>
        </table:table-row>
        <table:table-row table:style-name="ro1">
          <table:table-cell table:number-columns-repeated="2"/>
          <table:table-cell office:value-type="string">
            <text:p>Normal</text:p>
          </table:table-cell>
        </table:table-row>
        <table:table-row table:style-name="ro1">
          <table:table-cell/>
          <table:table-cell table:style-name="ce21"/>
          <table:table-cell table:style-name="ce35" office:value-type="string">
            <text:p>Small-caps</text:p>
          </table:table-cell>
        </table:table-row>
        <table:table-row table:style-name="ro1">
          <table:table-cell/>
          <table:table-cell table:style-name="ce19" office:value-type="string">
            <text:p>Font Kerning</text:p>
          </table:table-cell>
          <table:table-cell table:style-name="ce33"/>
        </table:table-row>
        <table:table-row table:style-name="ro1">
          <table:table-cell table:number-columns-repeated="2"/>
          <table:table-cell office:value-type="string">
            <text:p>Auto</text:p>
          </table:table-cell>
        </table:table-row>
        <table:table-row table:style-name="ro1">
          <table:table-cell table:number-columns-repeated="2"/>
          <table:table-cell office:value-type="string">
            <text:p>Normal</text:p>
          </table:table-cell>
        </table:table-row>
        <table:table-row table:style-name="ro1">
          <table:table-cell/>
          <table:table-cell table:style-name="ce21"/>
          <table:table-cell table:style-name="ce35" office:value-type="string">
            <text:p>None</text:p>
          </table:table-cell>
        </table:table-row>
        <table:table-row table:style-name="ro1">
          <table:table-cell/>
          <table:table-cell table:style-name="ce18" office:value-type="string">
            <text:p>Text Indent</text:p>
          </table:table-cell>
          <table:table-cell table:style-name="ce32"/>
        </table:table-row>
        <table:table-row table:style-name="ro1">
          <table:table-cell/>
          <table:table-cell table:style-name="ce19" office:value-type="string">
            <text:p>White Space</text:p>
          </table:table-cell>
          <table:table-cell table:style-name="ce33"/>
        </table:table-row>
        <table:table-row table:style-name="ro1">
          <table:table-cell table:number-columns-repeated="2"/>
          <table:table-cell office:value-type="string">
            <text:p>Normal</text:p>
          </table:table-cell>
        </table:table-row>
        <table:table-row table:style-name="ro1">
          <table:table-cell table:number-columns-repeated="2"/>
          <table:table-cell office:value-type="string">
            <text:p>No-wrap</text:p>
          </table:table-cell>
        </table:table-row>
        <table:table-row table:style-name="ro1">
          <table:table-cell table:number-columns-repeated="2"/>
          <table:table-cell office:value-type="string">
            <text:p>Pre</text:p>
          </table:table-cell>
        </table:table-row>
        <table:table-row table:style-name="ro1">
          <table:table-cell table:number-columns-repeated="2"/>
          <table:table-cell office:value-type="string">
            <text:p>Pre-wrap</text:p>
          </table:table-cell>
        </table:table-row>
        <table:table-row table:style-name="ro1">
          <table:table-cell table:number-columns-repeated="2"/>
          <table:table-cell office:value-type="string">
            <text:p>Pre-line</text:p>
          </table:table-cell>
        </table:table-row>
        <table:table-row table:style-name="ro1">
          <table:table-cell/>
          <table:table-cell table:style-name="ce21"/>
          <table:table-cell table:style-name="ce35" office:value-type="string">
            <text:p>Break-spaces</text:p>
          </table:table-cell>
        </table:table-row>
        <table:table-row table:style-name="ro1">
          <table:table-cell/>
          <table:table-cell table:style-name="ce19" office:value-type="string">
            <text:p>Text Overflow</text:p>
          </table:table-cell>
          <table:table-cell table:style-name="ce33"/>
        </table:table-row>
        <table:table-row table:style-name="ro1">
          <table:table-cell table:number-columns-repeated="2"/>
          <table:table-cell office:value-type="string">
            <text:p>Clip</text:p>
          </table:table-cell>
        </table:table-row>
        <table:table-row table:style-name="ro1">
          <table:table-cell table:number-columns-repeated="2"/>
          <table:table-cell office:value-type="string">
            <text:p>Ellipsis</text:p>
          </table:table-cell>
        </table:table-row>
        <table:table-row table:style-name="ro1">
          <table:table-cell/>
          <table:table-cell table:style-name="ce21"/>
          <table:table-cell table:style-name="ce35" office:value-type="string">
            <text:p>custom</text:p>
          </table:table-cell>
        </table:table-row>
        <table:table-row table:style-name="ro1">
          <table:table-cell/>
          <table:table-cell table:style-name="ce19" office:value-type="string">
            <text:p>Word Break</text:p>
          </table:table-cell>
          <table:table-cell table:style-name="ce33"/>
        </table:table-row>
        <table:table-row table:style-name="ro1">
          <table:table-cell table:number-columns-repeated="2"/>
          <table:table-cell office:value-type="string">
            <text:p>Normal</text:p>
          </table:table-cell>
        </table:table-row>
        <table:table-row table:style-name="ro1">
          <table:table-cell table:number-columns-repeated="2"/>
          <table:table-cell office:value-type="string">
            <text:p>Keep-all</text:p>
          </table:table-cell>
        </table:table-row>
        <table:table-row table:style-name="ro1">
          <table:table-cell/>
          <table:table-cell table:style-name="ce21"/>
          <table:table-cell table:style-name="ce35" office:value-type="string">
            <text:p>Break-all</text:p>
          </table:table-cell>
        </table:table-row>
        <table:table-row table:style-name="ro1">
          <table:table-cell/>
          <table:table-cell table:style-name="ce19" office:value-type="string">
            <text:p>Word Wrap</text:p>
          </table:table-cell>
          <table:table-cell table:style-name="ce33"/>
        </table:table-row>
        <table:table-row table:style-name="ro1">
          <table:table-cell table:number-columns-repeated="2"/>
          <table:table-cell office:value-type="string">
            <text:p>Normal</text:p>
          </table:table-cell>
        </table:table-row>
        <table:table-row table:style-name="ro1">
          <table:table-cell/>
          <table:table-cell table:style-name="ce21"/>
          <table:table-cell table:style-name="ce35" office:value-type="string">
            <text:p>Break-word</text:p>
          </table:table-cell>
        </table:table-row>
        <table:table-row table:style-name="ro1">
          <table:table-cell/>
          <table:table-cell table:style-name="ce19" office:value-type="string">
            <text:p>Writing Mode</text:p>
          </table:table-cell>
          <table:table-cell table:style-name="ce33"/>
        </table:table-row>
        <table:table-row table:style-name="ro1">
          <table:table-cell table:number-columns-repeated="2"/>
          <table:table-cell office:value-type="string">
            <text:p>Horizontal-tb</text:p>
          </table:table-cell>
        </table:table-row>
        <table:table-row table:style-name="ro1">
          <table:table-cell table:number-columns-repeated="2"/>
          <table:table-cell office:value-type="string">
            <text:p>Vertical-rl</text:p>
          </table:table-cell>
        </table:table-row>
        <table:table-row table:style-name="ro1">
          <table:table-cell/>
          <table:table-cell table:style-name="ce21"/>
          <table:table-cell table:style-name="ce35" office:value-type="string">
            <text:p>Vertical-lr</text:p>
          </table:table-cell>
        </table:table-row>
        <table:table-row table:style-name="ro1">
          <table:table-cell/>
          <table:table-cell table:style-name="ce22" office:value-type="string">
            <text:p>Text Orientation</text:p>
          </table:table-cell>
          <table:table-cell/>
        </table:table-row>
        <table:table-row table:style-name="ro1">
          <table:table-cell/>
          <table:table-cell table:style-name="ce22"/>
          <table:table-cell office:value-type="string">
            <text:p>mixed</text:p>
          </table:table-cell>
        </table:table-row>
        <table:table-row table:style-name="ro1">
          <table:table-cell/>
          <table:table-cell table:style-name="ce22"/>
          <table:table-cell office:value-type="string">
            <text:p>upright</text:p>
          </table:table-cell>
        </table:table-row>
        <table:table-row table:style-name="ro1">
          <table:table-cell/>
          <table:table-cell table:style-name="ce22"/>
          <table:table-cell office:value-type="string">
            <text:p>Sideways-right</text:p>
          </table:table-cell>
        </table:table-row>
        <table:table-row table:style-name="ro1">
          <table:table-cell table:style-name="ce9"/>
          <table:table-cell table:style-name="ce23"/>
          <table:table-cell table:style-name="ce35" office:value-type="string">
            <text:p>sideways </text:p>
          </table:table-cell>
        </table:table-row>
        <table:table-row table:style-name="ro1">
          <table:table-cell table:style-name="ce10" office:value-type="string">
            <text:p>Font</text:p>
          </table:table-cell>
          <table:table-cell table:style-name="ce24"/>
          <table:table-cell table:style-name="ce3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5">05/03/2021</text:date>, <text:time>15:4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